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199cm" fo:border-left="0.05pt solid #000000" fo:border-right="none" fo:border-top="0.05pt solid #000000" fo:border-bottom="none" style:writing-mode="page"/>
    </style:style>
    <style:style style:name="Tabela1.B1" style:family="table-cell">
      <style:table-cell-properties fo:padding="0.199cm" fo:border-left="none" fo:border-right="0.05pt solid #000000" fo:border-top="0.05pt solid #000000" fo:border-bottom="none" style:writing-mode="page"/>
    </style:style>
    <style:style style:name="Tabela1.2" style:family="table-row">
      <style:table-row-properties fo:background-color="transparent">
        <style:background-image/>
      </style:table-row-properties>
    </style:style>
    <style:style style:name="Tabela1.A2" style:family="table-cell">
      <style:table-cell-properties fo:background-color="#cccccc" fo:padding="0.199cm" fo:border-left="0.05pt solid #000000" fo:border-right="none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="0.199cm" fo:border-left="none" fo:border-right="0.05pt solid #000000" fo:border-top="none" fo:border-bottom="none" style:writing-mode="page">
        <style:background-image/>
      </style:table-cell-properties>
    </style:style>
    <style:style style:name="Tabela1.A3" style:family="table-cell">
      <style:table-cell-properties fo:padding="0.199cm" fo:border-left="0.05pt solid #000000" fo:border-right="none" fo:border-top="none" fo:border-bottom="none" style:writing-mode="page"/>
    </style:style>
    <style:style style:name="Tabela1.B3" style:family="table-cell">
      <style:table-cell-properties fo:padding="0.199cm" fo:border-left="none" fo:border-right="0.05pt solid #000000" fo:border-top="none" fo:border-bottom="none" style:writing-mode="page"/>
    </style:style>
    <style:style style:name="Tabela1.A5" style:family="table-cell">
      <style:table-cell-properties fo:padding="0.199cm" fo:border-left="0.05pt solid #000000" fo:border-right="none" fo:border-top="none" fo:border-bottom="none" style:writing-mode="page"/>
    </style:style>
    <style:style style:name="Tabela1.B5" style:family="table-cell">
      <style:table-cell-properties fo:padding="0.199cm" fo:border-left="none" fo:border-right="0.05pt solid #000000" fo:border-top="none" fo:border-bottom="none" style:writing-mode="page"/>
    </style:style>
    <style:style style:name="Tabela1.A6" style:family="table-cell">
      <style:table-cell-properties fo:background-color="#cccccc" fo:padding="0.19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6" style:family="table-cell">
      <style:table-cell-properties fo:background-color="#cccccc" fo:padding="0.199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fff51" officeooo:paragraph-rsid="001fff51"/>
    </style:style>
    <style:style style:name="P2" style:family="paragraph" style:parent-style-name="Standard">
      <style:text-properties officeooo:rsid="002126be" officeooo:paragraph-rsid="001fff5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fff51" officeooo:paragraph-rsid="001fff5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15%"/>
      <style:text-properties fo:font-size="13pt" officeooo:rsid="001fff51" officeooo:paragraph-rsid="001fff51" style:font-size-asian="13pt" style:font-size-complex="13pt"/>
    </style:style>
    <style:style style:name="P5" style:family="paragraph" style:parent-style-name="Standard">
      <style:paragraph-properties fo:line-height="115%"/>
      <style:text-properties fo:font-size="13pt" officeooo:rsid="002126be" officeooo:paragraph-rsid="002126be" style:font-size-asian="13pt" style:font-size-complex="13pt"/>
    </style:style>
    <style:style style:name="P6" style:family="paragraph" style:parent-style-name="Standard">
      <style:paragraph-properties fo:line-height="115%"/>
      <style:text-properties fo:font-size="13pt" officeooo:rsid="0021b3c8" officeooo:paragraph-rsid="0021b3c8" style:font-size-asian="13pt" style:font-size-complex="13pt"/>
    </style:style>
    <style:style style:name="P7" style:family="paragraph" style:parent-style-name="Table_20_Contents">
      <style:paragraph-properties fo:line-height="115%"/>
      <style:text-properties fo:font-size="13pt" style:font-size-asian="13pt" style:font-size-complex="13pt"/>
    </style:style>
    <style:style style:name="P8" style:family="paragraph" style:parent-style-name="Standard">
      <style:paragraph-properties fo:line-height="115%"/>
      <style:text-properties fo:font-size="13pt" fo:font-style="normal" style:text-underline-style="solid" style:text-underline-width="auto" style:text-underline-color="font-color" fo:font-weight="bold" officeooo:rsid="001fff51" officeooo:paragraph-rsid="001fff51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line-height="115%"/>
      <style:text-properties fo:font-size="13pt" style:text-underline-style="solid" style:text-underline-width="auto" style:text-underline-color="font-color" fo:font-weight="bold" officeooo:rsid="001fff51" officeooo:paragraph-rsid="001fff5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15%"/>
      <style:text-properties fo:font-size="13pt" style:text-underline-style="solid" style:text-underline-width="auto" style:text-underline-color="font-color" fo:font-weight="bold" officeooo:rsid="002126be" officeooo:paragraph-rsid="002126be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b3c8"/>
    </style:style>
    <style:style style:name="T3" style:family="text">
      <style:text-properties officeooo:rsid="002318a6"/>
    </style:style>
    <style:style style:name="T4" style:family="text">
      <style:text-properties officeooo:rsid="002338c0"/>
    </style:style>
    <style:style style:name="T5" style:family="text">
      <style:text-properties officeooo:rsid="00293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s Comemorativas / <text:span text:style-name="T2">2023</text:span>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Janeiro</text:p>
            <text:p text:style-name="P4"><text:span text:style-name="T1">09</text:span> – Aniversário da Tatiane.</text:p>
            <text:p text:style-name="P4"><text:span text:style-name="T1">20</text:span> – Dia de Oxóssi, Odé, Otim e São Sebastião.</text:p>
            <text:p text:style-name="P4"><text:span text:style-name="T1">24</text:span> – Aniversário da Darlene.</text:p>
            <text:p text:style-name="P4"><text:span text:style-name="T1">26</text:span> – Aniversário da Joseane.</text:p>
          </table:table-cell>
          <table:table-cell table:style-name="Tabela1.B1" office:value-type="string">
            <text:p text:style-name="P9">Fevereiro</text:p>
            <text:p text:style-name="P4"><text:span text:style-name="T1">02</text:span> – <text:span text:style-name="T2">Dia de I</text:span>emanjá <text:span text:style-name="T5">e Nossa Senhora dos Navegantes</text:span>.</text:p>
            <text:p text:style-name="P4"><text:span text:style-name="T1">08</text:span> – Aniversário do Pai Evandro.</text:p>
            <text:p text:style-name="P4"><text:span text:style-name="T1">17</text:span> – Aniversário da Shirley.</text:p>
          </table:table-cell>
        </table:table-row>
        <table:table-row table:style-name="Tabela1.2">
          <table:table-cell table:style-name="Tabela1.A2" office:value-type="string">
            <text:p text:style-name="P9">Março</text:p>
            <text:p text:style-name="P4"><text:span text:style-name="T1">13</text:span> – Aniversário da Cristiane.</text:p>
            <text:p text:style-name="P4"><text:span text:style-name="T1">23</text:span> – Aniversário do Róbison.</text:p>
            <text:p text:style-name="P4"><text:span text:style-name="T1">29</text:span> – Aniversário do Jorge Henrique.</text:p>
          </table:table-cell>
          <table:table-cell table:style-name="Tabela1.B2" office:value-type="string">
            <text:p text:style-name="P9">Abril</text:p>
            <text:p text:style-name="P4"><text:span text:style-name="T1">20</text:span> – <text:span text:style-name="T2">Aniversário da </text:span>Maria Luíza.</text:p>
            <text:p text:style-name="P4"><text:span text:style-name="T1">23</text:span> – Dia de Ogum e de São Jorge.</text:p>
          </table:table-cell>
        </table:table-row>
        <table:table-row>
          <table:table-cell table:style-name="Tabela1.A3" office:value-type="string">
            <text:p text:style-name="P9">Maio</text:p>
            <text:p text:style-name="P4"><text:span text:style-name="T1">13</text:span> – Dia dos Pretos Velhos.</text:p>
            <text:p text:style-name="P4"><text:span text:style-name="T1">14</text:span> – Dia das Mães.</text:p>
            <text:p text:style-name="P4"><text:span text:style-name="T1">24</text:span> – Dia de Santa Sara Kali.</text:p>
          </table:table-cell>
          <table:table-cell table:style-name="Tabela1.B3" office:value-type="string">
            <text:p text:style-name="P9">Junho</text:p>
            <text:p text:style-name="P4"><text:span text:style-name="T1">13</text:span> – Dia do Bará e de Santo Antônio.</text:p>
            <text:p text:style-name="P4"><text:span text:style-name="T1">19</text:span> – Aniversário da Iasmi<text:span text:style-name="T3">n</text:span>.</text:p>
            <text:p text:style-name="P4"><text:span text:style-name="T1">21</text:span> – Aniversário da Andreyna.</text:p>
            <text:p text:style-name="P4"><text:span text:style-name="T1">24</text:span> – Dia de Xangô de <text:span text:style-name="T2">Ib</text:span>ê<text:span text:style-name="T2">j</text:span>i e São João.</text:p>
            <text:p text:style-name="P5"><text:span text:style-name="T1">29</text:span> – Dia do Bará Lodê e de São Pedro.</text:p>
          </table:table-cell>
        </table:table-row>
        <table:table-row table:style-name="Tabela1.2">
          <table:table-cell table:style-name="Tabela1.A2" office:value-type="string">
            <text:p text:style-name="P10">Julho</text:p>
            <text:p text:style-name="P5"><text:span text:style-name="T1">25</text:span> – Dia de Ossanha e de São Cristóvão.</text:p>
          </table:table-cell>
          <table:table-cell table:style-name="Tabela1.B2" office:value-type="string">
            <text:p text:style-name="P10">Setembro</text:p>
            <text:p text:style-name="P5"><text:span text:style-name="T1">27</text:span> – Dia de Cosme e Damião.</text:p>
            <text:p text:style-name="P5"><text:span text:style-name="T1">29</text:span> – Dia de Xangô Aganjú e São Miguel Arcanjo.</text:p>
            <text:p text:style-name="P5"><text:span text:style-name="T1">30</text:span> – Dia de Xangô Agodô e São Jerônimo.</text:p>
          </table:table-cell>
        </table:table-row>
        <table:table-row>
          <table:table-cell table:style-name="Tabela1.A3" office:value-type="string">
            <text:p text:style-name="P10">Outubro</text:p>
            <text:p text:style-name="P6"><text:span text:style-name="T1">09</text:span> – Aniversário da Ariane.</text:p>
            <text:p text:style-name="P6"><text:span text:style-name="T1">10</text:span> – Aniversário da Larissa.</text:p>
            <text:p text:style-name="P5"><text:span text:style-name="T1">12</text:span> – Dia da Oxum, de Nossa Senhora Aparecida e das Crianças.</text:p>
            <text:p text:style-name="P5"><text:span text:style-name="T1">14</text:span> – Aniversário do Paulo Henrique.</text:p>
          </table:table-cell>
          <table:table-cell table:style-name="Tabela1.B3" office:value-type="string">
            <text:p text:style-name="P10">Novembro</text:p>
            <text:p text:style-name="P5"><text:span text:style-name="T1">02</text:span> – Dia das Almas e dos Finados.</text:p>
            <text:p text:style-name="P5"><text:span text:style-name="T1">07</text:span> – Aniversário de Obrigação do Pai Bará.</text:p>
            <text:p text:style-name="P5"><text:span text:style-name="T1">25</text:span> – Dia da Obá e de Santa Catarina.</text:p>
          </table:table-cell>
        </table:table-row>
        <table:table-row table:style-name="Tabela1.2">
          <table:table-cell table:style-name="Tabela1.A6" office:value-type="string">
            <text:p text:style-name="P10">Dezembro</text:p>
            <text:p text:style-name="P5"><text:span text:style-name="T1">04</text:span> – Dia de Ian<text:span text:style-name="T2">s</text:span>ã <text:span text:style-name="T4">e Santa Bárbara.</text:span></text:p>
            <text:p text:style-name="P5"><text:span text:style-name="T1">08</text:span> – Dia de Oxum Pandá e Nossa Senhora da Conceição.</text:p>
            <text:p text:style-name="P5"><text:span text:style-name="T1">17</text:span> – Dia de Xapanã e São Lázaro.</text:p>
            <text:p text:style-name="P5"><text:span text:style-name="T1">28</text:span> – Aniversário da Jajá.</text:p>
          </table:table-cell>
          <table:table-cell table:style-name="Tabela1.B6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6:39:58.172732882</meta:creation-date>
    <dc:date>2023-05-21T23:52:29.108594955</dc:date>
    <meta:editing-duration>PT30M39S</meta:editing-duration>
    <meta:editing-cycles>11</meta:editing-cycles>
    <meta:generator>LibreOffice/7.3.7.2$Linux_X86_64 LibreOffice_project/30$Build-2</meta:generator>
    <meta:document-statistic meta:table-count="1" meta:image-count="0" meta:object-count="0" meta:page-count="1" meta:paragraph-count="47" meta:word-count="234" meta:character-count="1290" meta:non-whitespace-character-count="1068"/>
  </office:meta>
</office:document-meta>
</file>